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Neue LT 67 MdCn" svg:font-family="'HelveticaNeue LT 67 MdCn'" style:font-adornments="Regular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4f81bd" draw:fill-image-width="0cm" draw:fill-image-height="0cm" draw:textarea-horizontal-align="justify" draw:textarea-vertical-align="middle" draw:auto-grow-height="false" fo:min-height="26.046cm" fo:min-width="19.28cm"/>
    </style:style>
    <style:style style:name="gr2" style:family="graphic" style:parent-style-name="measure">
      <style:graphic-properties svg:stroke-color="#5c2d91" draw:textarea-horizontal-align="center" draw:textarea-vertical-align="middle"/>
    </style:style>
    <style:style style:name="gr3" style:family="graphic" style:parent-style-name="standard">
      <style:graphic-properties draw:fill="gradient" draw:fill-gradient-name="Pleasing_20_Gray_20_1" draw:fill-image-width="0cm" draw:fill-image-height="0cm" draw:textarea-horizontal-align="justify" draw:textarea-vertical-align="middle" draw:auto-grow-height="false" fo:min-height="0.94cm" fo:min-width="3.51cm"/>
    </style:style>
    <style:style style:name="gr4" style:family="graphic" style:parent-style-name="measure">
      <style:graphic-properties svg:stroke-color="#5c2d91" draw:textarea-horizontal-align="center" draw:textarea-vertical-align="middle"/>
    </style:style>
    <style:style style:name="gr5" style:family="graphic" style:parent-style-name="headline1">
      <style:graphic-properties draw:textarea-horizontal-align="left" draw:auto-grow-height="true" draw:auto-grow-width="true" fo:min-height="0.742cm" fo:min-width="2.04cm"/>
    </style:style>
    <style:style style:name="gr6" style:family="graphic" style:parent-style-name="standard">
      <style:graphic-properties svg:stroke-color="#5c2d91" draw:textarea-horizontal-align="justify" draw:textarea-vertical-align="middle" draw:auto-grow-height="false" fo:min-height="1.194cm" fo:min-width="4.441cm"/>
    </style:style>
    <style:style style:name="gr7" style:family="graphic" style:parent-style-name="standard" style:list-style-name="L1">
      <style:graphic-properties draw:fill="gradient" draw:fill-gradient-name="Pleasing_20_Gray_20_1" draw:fill-image-width="0cm" draw:fill-image-height="0cm" draw:textarea-horizontal-align="justify" draw:textarea-vertical-align="middle" draw:auto-grow-height="false" fo:min-height="1.02cm" fo:min-width="5.85cm"/>
    </style:style>
    <style:style style:name="gr8" style:family="graphic" style:parent-style-name="standard">
      <style:graphic-properties draw:stroke="none" draw:fill="none" draw:fill-color="#ef413d" fo:min-height="0.375cm"/>
    </style:style>
    <style:style style:name="gr9" style:family="graphic" style:parent-style-name="standard">
      <style:graphic-properties draw:stroke="none" draw:fill="none" draw:fill-color="#ef413d" fo:min-height="0.747cm"/>
    </style:style>
    <style:style style:name="gr10" style:family="graphic" style:parent-style-name="standard">
      <style:graphic-properties svg:stroke-width="0.102cm" svg:stroke-color="#5c2d91" draw:marker-start-width="0.547cm" draw:marker-end-width="0.547cm" draw:fill-color="#ef413d" draw:textarea-horizontal-align="center" draw:textarea-vertical-align="middle" fo:padding-top="0.163cm" fo:padding-bottom="0.163cm" fo:padding-left="0.288cm" fo:padding-right="0.288cm"/>
    </style:style>
    <style:style style:name="gr11" style:family="graphic" style:parent-style-name="standard">
      <style:graphic-properties draw:fill="gradient" draw:fill-gradient-name="Pleasing_20_Gray_20_1" draw:fill-image-width="0cm" draw:fill-image-height="0cm" draw:textarea-horizontal-align="justify" draw:textarea-vertical-align="middle" draw:auto-grow-height="false" fo:min-height="0.94cm" fo:min-width="4.78cm"/>
    </style:style>
    <style:style style:name="gr12" style:family="graphic" style:parent-style-name="standard">
      <style:graphic-properties draw:fill="gradient" draw:fill-gradient-name="Pleasing_20_Gray_20_1" draw:fill-image-width="0cm" draw:fill-image-height="0cm" draw:textarea-horizontal-align="justify" draw:textarea-vertical-align="middle" draw:auto-grow-height="false" fo:min-height="0.94cm" fo:min-width="4.58cm"/>
    </style:style>
    <style:style style:name="gr13" style:family="graphic" style:parent-style-name="standard">
      <style:graphic-properties svg:stroke-width="0.102cm" svg:stroke-color="#5c2d91" draw:marker-start="Arrow" draw:marker-start-width="0.356cm" draw:marker-end-width="0.547cm" draw:fill-color="#ef413d" draw:textarea-horizontal-align="center" draw:textarea-vertical-align="middle" fo:padding-top="0.163cm" fo:padding-bottom="0.163cm" fo:padding-left="0.288cm" fo:padding-right="0.288cm"/>
    </style:style>
    <style:style style:name="gr14" style:family="graphic" style:parent-style-name="standard">
      <style:graphic-properties draw:stroke="none" draw:fill="none" draw:fill-color="#ef413d" fo:min-height="0cm"/>
    </style:style>
    <style:style style:name="gr15" style:family="graphic" style:parent-style-name="standard">
      <style:graphic-properties draw:stroke="none" draw:fill="none" draw:fill-color="#ef413d" fo:min-height="0.174cm"/>
    </style:style>
    <style:style style:name="gr16" style:family="graphic" style:parent-style-name="standard">
      <style:graphic-properties svg:stroke-width="0.102cm" svg:stroke-color="#5c2d91" draw:marker-start="" draw:marker-start-width="0.356cm" draw:marker-end="Arrow" draw:marker-end-width="0.356cm" draw:fill-color="#ef413d" draw:textarea-horizontal-align="center" draw:textarea-vertical-align="middle" fo:padding-top="0.163cm" fo:padding-bottom="0.163cm" fo:padding-left="0.288cm" fo:padding-right="0.288cm"/>
    </style:style>
    <style:style style:name="gr17" style:family="graphic" style:parent-style-name="standard">
      <style:graphic-properties svg:stroke-width="0.102cm" svg:stroke-color="#5c2d91" draw:marker-start-width="0.547cm" draw:marker-end="Arrow" draw:marker-end-width="0.356cm" draw:fill-color="#ef413d" draw:textarea-horizontal-align="center" draw:textarea-vertical-align="middle" fo:padding-top="0.163cm" fo:padding-bottom="0.163cm" fo:padding-left="0.288cm" fo:padding-right="0.288cm"/>
    </style:style>
    <style:style style:name="gr18" style:family="graphic" style:parent-style-name="objectwithoutfill">
      <style:graphic-properties svg:stroke-width="0.102cm" svg:stroke-color="#5c2d91" draw:marker-start="" draw:marker-start-width="0.547cm" draw:marker-end="Arrow" draw:marker-end-width="0.356cm" draw:fill="none" draw:fill-color="#ef413d" draw:textarea-horizontal-align="center" draw:textarea-vertical-align="middle" fo:padding-top="0.163cm" fo:padding-bottom="0.163cm" fo:padding-left="0.288cm" fo:padding-right="0.288cm"/>
    </style:style>
    <style:style style:name="gr19" style:family="graphic" style:parent-style-name="standard">
      <style:graphic-properties draw:stroke="none" draw:fill="none" draw:fill-color="#ef413d" fo:min-height="0.374cm"/>
    </style:style>
    <style:style style:name="gr20" style:family="graphic" style:parent-style-name="standard">
      <style:graphic-properties draw:fill="none" draw:fill-color="#ef413d" draw:textarea-vertical-align="middle" draw:auto-grow-height="false" fo:min-height="14.196cm" fo:min-width="0.418cm"/>
    </style:style>
    <style:style style:name="gr21" style:family="graphic" style:parent-style-name="headline1">
      <style:graphic-properties draw:textarea-horizontal-align="left" draw:auto-grow-height="true" draw:auto-grow-width="true" fo:min-height="0.742cm" fo:min-width="3.778cm"/>
    </style:style>
    <style:style style:name="gr22" style:family="graphic" style:parent-style-name="standard" style:list-style-name="L1">
      <style:graphic-properties draw:fill="gradient" draw:fill-gradient-name="Pleasing_20_Gray_20_1" draw:fill-image-width="0cm" draw:fill-image-height="0cm" draw:textarea-horizontal-align="justify" draw:textarea-vertical-align="middle" draw:auto-grow-height="false" fo:min-height="1.02cm" fo:min-width="3.645cm" fo:padding-top="0.356cm" fo:padding-bottom="0cm" fo:padding-left="0cm" fo:padding-right="0cm"/>
    </style:style>
    <style:style style:name="gr23" style:family="graphic" style:parent-style-name="objectwithoutfill">
      <style:graphic-properties svg:stroke-width="0.102cm" svg:stroke-color="#ce5c00" draw:marker-start="" draw:marker-start-width="0.547cm" draw:marker-end="Arrow" draw:marker-end-width="0.356cm" draw:fill="none" draw:fill-color="#ef413d" draw:textarea-horizontal-align="center" draw:textarea-vertical-align="middle" fo:padding-top="0.163cm" fo:padding-bottom="0.163cm" fo:padding-left="0.288cm" fo:padding-right="0.288cm"/>
    </style:style>
    <style:style style:name="gr24" style:family="graphic" style:parent-style-name="standard">
      <style:graphic-properties draw:stroke="none" draw:fill="none" draw:fill-color="#ef413d" fo:min-height="0.361cm"/>
    </style:style>
    <style:style style:name="gr25" style:family="graphic" style:parent-style-name="standard" style:list-style-name="L1">
      <style:graphic-properties draw:fill="gradient" draw:fill-gradient-name="Pleasing_20_Gray_20_1" draw:fill-image-width="0cm" draw:fill-image-height="0cm" draw:textarea-horizontal-align="justify" draw:textarea-vertical-align="middle" draw:auto-grow-height="false" fo:min-height="0.914cm" fo:min-width="4.145cm" fo:padding-top="0.356cm" fo:padding-bottom="0cm" fo:padding-left="0cm" fo:padding-right="0cm"/>
    </style:style>
    <style:style style:name="gr26" style:family="graphic" style:parent-style-name="standard" style:list-style-name="L1">
      <style:graphic-properties draw:fill="gradient" draw:fill-gradient-name="Pleasing_20_Gray_20_1" draw:fill-image-width="0cm" draw:fill-image-height="0cm" draw:textarea-horizontal-align="justify" draw:textarea-vertical-align="middle" draw:auto-grow-height="false" fo:min-height="0.914cm" fo:min-width="4.145cm" fo:padding-top="0.356cm" fo:padding-bottom="0cm" fo:padding-left="0cm" fo:padding-right="0cm"/>
    </style:style>
    <style:style style:name="gr27" style:family="graphic" style:parent-style-name="standard">
      <style:graphic-properties draw:fill="none" draw:fill-color="#ef413d" draw:textarea-vertical-align="middle" draw:auto-grow-height="false" fo:min-height="6.974cm" fo:min-width="0.418cm"/>
    </style:style>
    <style:style style:name="P1" style:family="paragraph">
      <loext:graphic-properties draw:fill="solid" draw:fill-color="#4f81bd" draw:fill-image-width="0cm" draw:fill-image-height="0cm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000000"/>
    </style:style>
    <style:style style:name="P4" style:family="paragraph">
      <loext:graphic-properties draw:fill="gradient" draw:fill-gradient-name="Pleasing_20_Gray_20_1" draw:fill-image-width="0cm" draw:fill-image-height="0cm"/>
      <style:paragraph-properties fo:text-align="center"/>
      <style:text-properties fo:color="#000000"/>
    </style:style>
    <style:style style:name="P5" style:family="paragraph">
      <style:paragraph-properties fo:text-align="center"/>
      <style:text-properties fo:font-size="24pt" style:font-size-asian="24pt" style:font-size-complex="24pt"/>
    </style:style>
    <style:style style:name="P6" style:family="paragraph">
      <style:paragraph-properties fo:margin-left="0cm" fo:margin-right="0cm" fo:margin-top="0cm" fo:margin-bottom="0cm" fo:line-height="100%" fo:text-align="center" fo:text-indent="0cm"/>
      <style:text-properties fo:color="#000000"/>
    </style:style>
    <style:style style:name="P7" style:family="paragraph">
      <loext:graphic-properties draw:fill="gradient" draw:fill-gradient-name="Pleasing_20_Gray_20_1" draw:fill-image-width="0cm" draw:fill-image-height="0cm"/>
      <style:paragraph-properties fo:margin-left="0cm" fo:margin-right="0cm" fo:margin-top="0cm" fo:margin-bottom="0cm" fo:line-height="100%" fo:text-align="center" fo:text-indent="0cm"/>
      <style:text-properties fo:color="#000000"/>
    </style:style>
    <style:style style:name="P8" style:family="paragraph">
      <style:text-properties fo:color="#ce181e"/>
    </style:style>
    <style:style style:name="P9" style:family="paragraph">
      <loext:graphic-properties draw:fill="none" draw:fill-color="#ef413d"/>
      <style:text-properties fo:color="#ce181e"/>
    </style:style>
    <style:style style:name="P10" style:family="paragraph">
      <loext:graphic-properties draw:fill-color="#ef413d"/>
      <style:paragraph-properties fo:text-align="center"/>
    </style:style>
    <style:style style:name="P11" style:family="paragraph">
      <loext:graphic-properties draw:fill="none" draw:fill-color="#ef413d"/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color="#ce181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.78cm" svg:height="26.296cm" svg:x="1.099cm" svg:y="1.0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2" draw:layer="layout" draw:type="line" svg:x1="10.832cm" svg:y1="5.107cm" svg:x2="10.814cm" svg:y2="6.377cm" draw:start-shape="id1" draw:start-glue-point="8" draw:end-shape="id2" svg:d="M10832 5107l-18 1270" svg:viewBox="0 0 19 1271">
          <text:p/>
        </draw:connector>
        <draw:custom-shape draw:style-name="gr3" draw:text-style-name="P4" xml:id="id3" draw:id="id3" draw:layer="layout" svg:width="4.01cm" svg:height="1.19cm" svg:x="6.069cm" svg:y="8.917cm">
          <text:p text:style-name="P3"><text:span text:style-name="T1">Fieldmap images</text:span></text:p>
          <text:p text:style-name="P3"><text:span text:style-name="T1"><text:s/></text:span><text:span text:style-name="T1">(transofrmed to radians</text:span></text:p>
          <text:p text:style-name="P3"><text:span text:style-name="T1">+ brain extracted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2" draw:layer="layout" draw:type="line" svg:x1="10.814cm" svg:y1="7.647cm" svg:x2="8.074cm" svg:y2="8.917cm" draw:start-shape="id2" draw:start-glue-point="6" draw:end-shape="id3" draw:end-glue-point="4" svg:d="M10814 7647l-2740 1270" svg:viewBox="0 0 2741 1271">
          <text:p text:style-name="P2"/>
        </draw:connector>
        <draw:frame draw:style-name="gr5" draw:text-style-name="P5" draw:layer="layout" svg:width="3.91cm" svg:height="1.237cm" svg:x="8.914cm" svg:y="1.33cm">
          <draw:text-box>
            <text:p text:style-name="P5"><text:span text:style-name="T2">PyPrep</text:span></text:p>
          </draw:text-box>
        </draw:frame>
        <draw:custom-shape draw:style-name="gr6" draw:text-style-name="P3" xml:id="id1" draw:id="id1" draw:layer="layout" svg:width="6.985cm" svg:height="2.04cm" svg:x="7.339cm" svg:y="3.067cm">
          <text:p text:style-name="P3"><text:span text:style-name="T1">BIDS-compatible directory:</text:span></text:p>
          <text:p text:style-name="P3"><text:span text:style-name="T1">Containing structural</text:span></text:p>
          <text:p text:style-name="P3"><text:span text:style-name="T1">And functional and/or diffusion images.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xml:id="id2" draw:id="id2" draw:layer="layout" svg:width="6.35cm" svg:height="1.27cm" svg:x="7.639cm" svg:y="6.377cm">
          <text:p text:style-name="P6"><text:span text:style-name="T1">Dual-phased EPI images</text:span></text:p>
          <text:p text:style-name="P3"><text:span text:style-name="T1">(normally AP and PA-phase encoded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8" draw:text-style-name="P9" draw:layer="layout" svg:width="1.476cm" svg:height="0.625cm" svg:x="7.768cm" svg:y="7.857cm">
          <draw:text-box>
            <text:p text:style-name="P8"><text:span text:style-name="T3">TopUp</text:span></text:p>
          </draw:text-box>
        </draw:frame>
        <draw:custom-shape draw:style-name="gr3" draw:text-style-name="P4" xml:id="id4" draw:id="id4" draw:layer="layout" svg:width="4.01cm" svg:height="1.19cm" svg:x="11.584cm" svg:y="8.917cm">
          <text:p text:style-name="P3"><text:span text:style-name="T1">S</text:span><text:span text:style-name="T1">t</text:span><text:span text:style-name="T1">r</text:span><text:span text:style-name="T1">u</text:span><text:span text:style-name="T1">c</text:span><text:span text:style-name="T1">t</text:span><text:span text:style-name="T1">u</text:span><text:span text:style-name="T1">r</text:span><text:span text:style-name="T1">a</text:span><text:span text:style-name="T1">l</text:span><text:span text:style-name="T1"> </text:span><text:span text:style-name="T1">p</text:span><text:span text:style-name="T1">r</text:span><text:span text:style-name="T1">o</text:span><text:span text:style-name="T1">c</text:span><text:span text:style-name="T1">e</text:span><text:span text:style-name="T1">s</text:span><text:span text:style-name="T1">s</text:span><text:span text:style-name="T1">e</text:span><text:span text:style-name="T1">d</text:span></text:p>
          <text:p text:style-name="P3"><text:span text:style-name="T1">I</text:span><text:span text:style-name="T1">m</text:span><text:span text:style-name="T1">a</text:span><text:span text:style-name="T1">g</text:span><text:span text:style-name="T1">e</text:span><text:span text:style-name="T1">s</text:span><text:span text:style-name="T1"> </text:span><text:span text:style-name="T1">(</text:span><text:span text:style-name="T1">i</text:span><text:span text:style-name="T1">n</text:span><text:span text:style-name="T1">c</text:span><text:span text:style-name="T1">l</text:span><text:span text:style-name="T1">u</text:span><text:span text:style-name="T1">d</text:span><text:span text:style-name="T1">i</text:span><text:span text:style-name="T1">n</text:span><text:span text:style-name="T1">g</text:span></text:p>
          <text:p text:style-name="P3"><text:span text:style-name="T1">B</text:span><text:span text:style-name="T1">r</text:span><text:span text:style-name="T1">a</text:span><text:span text:style-name="T1">i</text:span><text:span text:style-name="T1">n</text:span><text:span text:style-name="T1">-</text:span><text:span text:style-name="T1">e</text:span><text:span text:style-name="T1">x</text:span><text:span text:style-name="T1">t</text:span><text:span text:style-name="T1">r</text:span><text:span text:style-name="T1">a</text:span><text:span text:style-name="T1">c</text:span><text:span text:style-name="T1">t</text:span><text:span text:style-name="T1">e</text:span><text:span text:style-name="T1">d</text:span><text:span text:style-name="T1">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2" draw:layer="layout" draw:type="line" svg:x1="10.825cm" svg:y1="7.68cm" svg:x2="13.589cm" svg:y2="8.917cm" draw:end-shape="id4" draw:end-glue-point="4" svg:d="M10825 7680l2764 1237" svg:viewBox="0 0 2765 1238">
          <text:p/>
        </draw:connector>
        <draw:frame draw:style-name="gr9" draw:text-style-name="P9" draw:layer="layout" svg:width="1.956cm" svg:height="0.997cm" svg:x="12.368cm" svg:y="7.896cm">
          <draw:text-box>
            <text:p text:style-name="P8"><text:span text:style-name="T3">fsl_anat</text:span></text:p>
          </draw:text-box>
        </draw:frame>
        <draw:connector draw:style-name="gr10" draw:text-style-name="P10" xml:id="id6" draw:id="id6" draw:layer="layout" draw:line-skew="0.125cm" svg:x1="8.074cm" svg:y1="10.107cm" svg:x2="13.589cm" svg:y2="10.107cm" draw:start-shape="id3" draw:start-glue-point="6" draw:end-shape="id4" svg:d="M8074 10107v715h5515v-715" svg:viewBox="0 0 5516 716">
          <text:p/>
        </draw:connector>
        <draw:custom-shape draw:style-name="gr11" draw:text-style-name="P4" xml:id="id5" draw:id="id5" draw:layer="layout" svg:width="5.28cm" svg:height="1.19cm" svg:x="4.799cm" svg:y="12.727cm">
          <text:p text:style-name="P3"><text:span text:style-name="T1">Functional preprocessed image</text:span></text:p>
          <text:p text:style-name="P3"><text:span text:style-name="T1">+ several FEAT output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xml:id="id7" draw:id="id7" draw:layer="layout" svg:width="5.08cm" svg:height="1.19cm" svg:x="11.784cm" svg:y="12.727cm">
          <text:p text:style-name="P3"><text:span text:style-name="T1">Diffusion preprocessed image</text:span></text:p>
          <text:p text:style-name="P3"><text:span text:style-name="T1">(susceptibility &amp; eddy currents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0" draw:layer="layout" svg:x1="7.439cm" svg:y1="12.727cm" svg:x2="10.831cm" svg:y2="10.822cm" draw:start-shape="id5" draw:start-glue-point="4" draw:end-shape="id6" draw:end-glue-point="0" svg:d="M7439 12727v-895h3392v-1010" svg:viewBox="0 0 3393 1906">
          <text:p/>
        </draw:connector>
        <draw:connector draw:style-name="gr13" draw:text-style-name="P10" draw:layer="layout" svg:x1="14.324cm" svg:y1="12.727cm" svg:x2="10.831cm" svg:y2="10.822cm" draw:start-shape="id7" draw:start-glue-point="4" draw:end-shape="id6" draw:end-glue-point="0" svg:d="M14324 12727v-895h-3493v-1010" svg:viewBox="0 0 3494 1906">
          <text:p/>
        </draw:connector>
        <draw:frame draw:style-name="gr8" draw:text-style-name="P9" draw:layer="layout" svg:width="1.476cm" svg:height="0.625cm" svg:x="6.269cm" svg:y="12.092cm">
          <draw:text-box>
            <text:p text:style-name="P8"><text:span text:style-name="T3">FEAT</text:span></text:p>
          </draw:text-box>
        </draw:frame>
        <draw:frame draw:style-name="gr14" draw:text-style-name="P9" draw:layer="layout" svg:width="2.656cm" svg:height="0.624cm" svg:x="14.168cm" svg:y="12.135cm">
          <draw:text-box>
            <text:p text:style-name="P8"><text:span text:style-name="T3">dwipreproc</text:span></text:p>
          </draw:text-box>
        </draw:frame>
        <draw:frame draw:style-name="gr14" draw:text-style-name="P9" draw:layer="layout" svg:width="2.656cm" svg:height="0.624cm" svg:x="11.649cm" svg:y="11.257cm">
          <draw:text-box>
            <text:p text:style-name="P8"><text:span text:style-name="T3">Diffusion </text:span></text:p>
          </draw:text-box>
        </draw:frame>
        <draw:frame draw:style-name="gr14" draw:text-style-name="P9" draw:layer="layout" svg:width="2.656cm" svg:height="0.624cm" svg:x="7.974cm" svg:y="11.233cm">
          <draw:text-box>
            <text:p text:style-name="P8"><text:span text:style-name="T3">Functional</text:span></text:p>
          </draw:text-box>
        </draw:frame>
        <draw:custom-shape draw:style-name="gr12" draw:text-style-name="P4" xml:id="id8" draw:id="id8" draw:layer="layout" svg:width="5.08cm" svg:height="1.19cm" svg:x="11.784cm" svg:y="14.967cm">
          <text:p text:style-name="P3"><text:span text:style-name="T1">DWI bias corrected imag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5" draw:text-style-name="P9" draw:layer="layout" svg:width="3.275cm" svg:height="0.624cm" svg:x="14.224cm" svg:y="14.108cm">
          <draw:text-box>
            <text:p text:style-name="P8"><text:span text:style-name="T3">Bias correction</text:span></text:p>
          </draw:text-box>
        </draw:frame>
        <draw:connector draw:style-name="gr16" draw:text-style-name="P10" draw:layer="layout" svg:x1="14.324cm" svg:y1="13.917cm" svg:x2="14.324cm" svg:y2="14.967cm" draw:start-shape="id7" draw:start-glue-point="6" draw:end-shape="id8" draw:end-glue-point="4" svg:d="M14324 13917v1050" svg:viewBox="0 0 1 1051">
          <text:p/>
        </draw:connector>
        <draw:custom-shape draw:style-name="gr12" draw:text-style-name="P4" draw:layer="layout" svg:width="5.08cm" svg:height="1.19cm" svg:x="11.789cm" svg:y="17.252cm">
          <text:p text:style-name="P3"><text:span text:style-name="T1">Five-Tissue-Type</text:span></text:p>
          <text:p text:style-name="P3"><text:span text:style-name="T1">(for white matter mask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7" draw:text-style-name="P10" xml:id="id9" draw:id="id9" draw:layer="layout" svg:x1="14.324cm" svg:y1="16.122cm" svg:x2="14.324cm" svg:y2="17.172cm" svg:d="M14324 16122v1050" svg:viewBox="0 0 1 1051">
          <text:p/>
        </draw:connector>
        <draw:connector draw:style-name="gr18" draw:text-style-name="P11" draw:layer="layout" draw:type="curve" draw:line-skew="2.144cm" svg:x1="15.594cm" svg:y1="9.512cm" svg:x2="14.324cm" svg:y2="17.172cm" draw:start-shape="id4" draw:start-glue-point="7" draw:end-shape="id9" draw:end-glue-point="3" svg:d="M15594 9512c3987 0 4622 7660-1270 7660" svg:viewBox="0 0 4344 7661">
          <text:p/>
        </draw:connector>
        <draw:frame draw:style-name="gr19" draw:text-style-name="P9" draw:layer="layout" svg:width="2.005cm" svg:height="0.624cm" svg:x="14.424cm" svg:y="16.313cm">
          <draw:text-box>
            <text:p text:style-name="P8"><text:span text:style-name="T3">5TT gen</text:span></text:p>
          </draw:text-box>
        </draw:frame>
        <draw:custom-shape draw:style-name="gr20" draw:text-style-name="P11" draw:layer="layout" svg:width="2.54cm" svg:height="15.24cm" svg:x="2.968cm" svg:y="3.20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1" draw:layer="layout" svg:width="5.599cm" svg:height="0.992cm" draw:transform="rotate (1.57428698529889) translate (1.849cm 13.584cm)">
          <draw:text-box>
            <text:p>Preprocessing</text:p>
          </draw:text-box>
        </draw:frame>
        <draw:custom-shape draw:style-name="gr22" draw:text-style-name="P7" xml:id="id10" draw:id="id10" draw:layer="layout" svg:width="4.145cm" svg:height="1.27cm" svg:x="7.844cm" svg:y="20.347cm">
          <text:p text:style-name="P6"><text:span text:style-name="T1">Atlas in subject’s </text:span></text:p>
          <text:p text:style-name="P6"><text:span text:style-name="T1">structural space</text:span></text:p>
          <text:p text:style-name="P3"><text:span text:style-name="T1"/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3" draw:text-style-name="P11" draw:layer="layout" draw:line-skew="3.501cm 3.811cm" svg:x1="15.594cm" svg:y1="9.512cm" svg:x2="9.917cm" svg:y2="20.347cm" draw:start-shape="id4" draw:start-glue-point="7" draw:end-shape="id10" draw:end-glue-point="4" svg:d="M15594 9512h4015v9565h-9692v1270" svg:viewBox="0 0 9693 10836">
          <text:p/>
        </draw:connector>
        <draw:frame draw:style-name="gr24" draw:text-style-name="P9" draw:layer="layout" svg:width="5.609cm" svg:height="0.624cm" draw:transform="rotate (-1.56311687808612) translate (20.22cm 11.933cm)">
          <draw:text-box>
            <text:p text:style-name="P8"><text:span text:style-name="T3">MNI to highres field (warp) file.</text:span></text:p>
          </draw:text-box>
        </draw:frame>
        <draw:frame draw:style-name="gr15" draw:text-style-name="P9" draw:layer="layout" svg:width="3.275cm" svg:height="0.624cm" svg:x="13.794cm" svg:y="19.077cm">
          <draw:text-box>
            <text:p text:style-name="P8"><text:span text:style-name="T3">Apply warp</text:span></text:p>
          </draw:text-box>
        </draw:frame>
        <draw:connector draw:style-name="gr17" draw:text-style-name="P10" draw:layer="layout" draw:line-skew="0.596cm" svg:x1="9.917cm" svg:y1="21.617cm" svg:x2="13.092cm" svg:y2="24.157cm" draw:start-shape="id10" draw:start-glue-point="6" draw:end-shape="id11" draw:end-glue-point="4" svg:d="M9917 21617v1905h3175v635" svg:viewBox="0 0 3176 2541">
          <text:p/>
        </draw:connector>
        <draw:custom-shape draw:style-name="gr25" draw:text-style-name="P7" xml:id="id11" draw:id="id11" draw:layer="layout" svg:width="4.145cm" svg:height="1.27cm" svg:x="11.019cm" svg:y="24.157cm">
          <text:p text:style-name="P6"><text:span text:style-name="T1">Atlas in subject’s </text:span></text:p>
          <text:p text:style-name="P6"><text:span text:style-name="T1">dwi space</text:span></text:p>
          <text:p text:style-name="P3"><text:span text:style-name="T1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6" draw:text-style-name="P7" xml:id="id12" draw:id="id12" draw:layer="layout" svg:width="4.145cm" svg:height="1.27cm" svg:x="4.669cm" svg:y="24.157cm">
          <text:p text:style-name="P6"><text:span text:style-name="T1">A</text:span><text:span text:style-name="T1">t</text:span><text:span text:style-name="T1">l</text:span><text:span text:style-name="T1">a</text:span><text:span text:style-name="T1">s</text:span><text:span text:style-name="T1"> </text:span><text:span text:style-name="T1">i</text:span><text:span text:style-name="T1">n</text:span><text:span text:style-name="T1"> </text:span><text:span text:style-name="T1">s</text:span><text:span text:style-name="T1">u</text:span><text:span text:style-name="T1">b</text:span><text:span text:style-name="T1">j</text:span><text:span text:style-name="T1">e</text:span><text:span text:style-name="T1">c</text:span><text:span text:style-name="T1">t</text:span><text:span text:style-name="T1">’</text:span><text:span text:style-name="T1">s</text:span><text:span text:style-name="T1"> </text:span></text:p>
          <text:p text:style-name="P6"><text:span text:style-name="T1">d</text:span><text:span text:style-name="T1">w</text:span><text:span text:style-name="T1">i</text:span><text:span text:style-name="T1"> </text:span><text:span text:style-name="T1">s</text:span><text:span text:style-name="T1">p</text:span><text:span text:style-name="T1">a</text:span><text:span text:style-name="T1">c</text:span><text:span text:style-name="T1">e</text:span></text:p>
          <text:p text:style-name="P3"><text:span text:style-name="T1"/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7" draw:text-style-name="P10" draw:layer="layout" draw:line-skew="0.596cm" svg:x1="9.917cm" svg:y1="21.617cm" svg:x2="6.742cm" svg:y2="24.157cm" draw:start-shape="id10" draw:start-glue-point="6" draw:end-shape="id12" draw:end-glue-point="4" svg:d="M9917 21617v1905h-3175v635" svg:viewBox="0 0 3176 2541">
          <text:p/>
        </draw:connector>
        <draw:frame draw:style-name="gr15" draw:text-style-name="P9" draw:layer="layout" svg:width="3.275cm" svg:height="0.997cm" svg:x="9.984cm" svg:y="22.252cm">
          <draw:text-box>
            <text:p text:style-name="P8"><text:span text:style-name="T3">Linear registration</text:span></text:p>
          </draw:text-box>
        </draw:frame>
        <draw:custom-shape draw:style-name="gr27" draw:text-style-name="P11" draw:layer="layout" svg:width="2.54cm" svg:height="7.62cm" svg:x="2.964cm" svg:y="19.077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1" draw:layer="layout" svg:width="5.387cm" svg:height="0.992cm" draw:transform="rotate (1.57428698529889) translate (1.849cm 25.622cm)">
          <draw:text-box>
            <text:p>SubjectsAtla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Neue LT 67 MdCn" svg:font-family="'HelveticaNeue LT 67 MdCn'" style:font-adornments="Regular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7" draw:display-name="Gradient 7" draw:style="linear" draw:start-color="#0099ff" draw:end-color="#0047ff" draw:start-intensity="100%" draw:end-intensity="100%" draw:angle="150" draw:border="25%"/>
    <draw:gradient draw:name="Pleasing_20_Gray_20_1" draw:display-name="Pleasing Gray 1" draw:style="linear" draw:start-color="#eaeaea" draw:end-color="#bfbfbf" draw:start-intensity="100%" draw:end-intensity="100%" draw:angle="0" draw:border="0%"/>
    <draw:gradient draw:name="Tango_20_Orange" draw:display-name="Tango Orange" draw:style="linear" draw:start-color="#fcaf3e" draw:end-color="#ce5c00" draw:start-intensity="100%" draw:end-intensity="100%" draw:angle="300" draw:border="0%"/>
    <draw:hatch draw:name="Hazy_20_Information" draw:display-name="Hazy Information" draw:style="single" draw:color="#bfbfbf" draw:distance="0.254cm" draw:rotation="450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25cm" svg:stroke-color="#ffffff" draw:marker-start-width="0.305cm" draw:marker-start-center="false" draw:marker-end-width="0.305cm" draw:marker-end-center="false" draw:stroke-linejoin="miter" draw:fill="gradient" draw:fill-color="#99ccff" draw:fill-gradient-name="Tango_20_Orange" draw:gradient-step-count="0" draw:fill-image-width="0cm" draw:fill-image-height="0cm" fo:padding-top="0.125cm" fo:padding-bottom="0.125cm" fo:padding-left="0.25cm" fo:padding-right="0.25cm" draw:shadow="visible" draw:shadow-offset-x="0cm" draw:shadow-offset-y="0.076cm" draw:shadow-color="#333366" draw:shadow-opacity="15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666666" style:text-outline="false" style:text-line-through-style="none" style:text-line-through-type="none" style:font-name="HelveticaNeue LT 67 MdCn" fo:font-family="'HelveticaNeue LT 67 MdCn'" style:font-style-name="Regular" style:font-pitch="variable" fo:font-size="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svg:stroke-color="#ffd320" draw:marker-start="Symmetric_20_Arrow" draw:marker-end="Symmetric_20_Arrow" draw:fill="none" draw:shadow-color="#666699"/>
      <style:text-properties fo:color="#cccccc" fo:text-shadow="1pt 1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  <style:text-properties fo:color="#e6e6e6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color="#ffffff"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color="#ffd320" fo:font-size="14pt" fo:font-style="normal" fo:font-weight="normal"/>
    </style:style>
    <style:style style:name="measure" style:family="graphic" style:parent-style-name="standard">
      <style:graphic-properties draw:stroke="solid" svg:stroke-width="0.102cm" svg:stroke-color="#bfbfbf" draw:marker-start-width="0.305cm" draw:marker-end="Symmetric_20_Arrow" draw:marker-end-width="0.305cm" draw:stroke-linejoin="miter" draw:fill="none" draw:show-unit="true"/>
      <style:text-properties fo:color="#e6e6e6" fo:font-size="14pt" fo:text-shadow="1pt 1pt"/>
    </style:style>
    <style:style style:name="Zone_3a__20_Work_20_In_20_Progress" style:display-name="Zone: Work In Progress" style:family="graphic">
      <style:graphic-properties draw:stroke="none" draw:fill="hatch" draw:fill-hatch-name="Hazy_20_Information" draw:fill-hatch-solid="false" draw:fill-image-width="0cm" draw:fill-image-height="0cm"/>
    </style:style>
    <style:style style:name="Symbol_3a__20_Start" style:display-name="Symbol: Start" style:family="graphic">
      <style:graphic-properties svg:stroke-width="0.051cm" svg:stroke-color="#ffd320" draw:marker-start-width="0.279cm" draw:marker-end-width="0.279cm" draw:fill="gradient" draw:fill-gradient-name="Gradient_20_7" draw:fill-image-width="0cm" draw:fill-image-height="0cm"/>
      <style:paragraph-properties>
        <style:tab-stops/>
      </style:paragraph-properties>
    </style:style>
  </office:styles>
  <office:automatic-styles>
    <style:page-layout style:name="PM0">
      <style:page-layout-properties fo:margin-top="1cm" fo:margin-bottom="1cm" fo:margin-left="1cm" fo:margin-right="1cm" fo:page-width="21.946cm" fo:page-height="28.5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c Carson</meta:initial-creator>
    <meta:creation-date>2010-10-14T07:17:28</meta:creation-date>
    <dc:date>2020-04-14T12:14:30.735034855</dc:date>
    <meta:editing-duration>PT4H40M4S</meta:editing-duration>
    <meta:editing-cycles>31</meta:editing-cycles>
    <meta:generator>LibreOffice/6.0.7.3$Linux_X86_64 LibreOffice_project/00m0$Build-3</meta:generator>
    <meta:document-statistic meta:object-count="40"/>
  </office:meta>
</office:document-meta>
</file>